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b4c7dc" draw:textarea-horizontal-align="justify" draw:textarea-vertical-align="middle" draw:auto-grow-height="false" fo:min-height="3.687cm" fo:min-width="10.549cm"/>
      <style:paragraph-properties style:writing-mode="lr-tb"/>
    </style:style>
    <style:style style:name="gr2" style:family="graphic" style:parent-style-name="standard">
      <style:graphic-properties draw:fill-color="#ffbf00" draw:opacity="100%" draw:textarea-horizontal-align="justify" draw:textarea-vertical-align="middle" draw:auto-grow-height="false" fo:min-height="5.818cm" fo:min-width="24.265cm"/>
      <style:paragraph-properties style:writing-mode="lr-tb"/>
    </style:style>
    <style:style style:name="gr3" style:family="graphic" style:parent-style-name="standard">
      <style:graphic-properties svg:stroke-color="#000000" draw:fill-color="#ff8000" draw:textarea-horizontal-align="justify" draw:textarea-vertical-align="middle" draw:auto-grow-height="false" fo:min-height="2.859cm" fo:min-width="5.469cm"/>
      <style:paragraph-properties style:writing-mode="lr-tb"/>
    </style:style>
    <style:style style:name="gr4" style:family="graphic" style:parent-style-name="standard">
      <style:graphic-properties svg:stroke-color="#000000" draw:fill-color="#ff8000" draw:textarea-horizontal-align="justify" draw:textarea-vertical-align="middle" draw:auto-grow-height="false" fo:min-height="1.02cm" fo:min-width="0.77cm"/>
      <style:paragraph-properties style:writing-mode="lr-tb"/>
    </style:style>
    <style:style style:name="gr5" style:family="graphic" style:parent-style-name="standard">
      <style:graphic-properties svg:stroke-color="#ff8000" draw:fill-color="#ff8000" draw:textarea-horizontal-align="justify" draw:textarea-vertical-align="middle" draw:auto-grow-height="false" fo:min-height="1.02cm" fo:min-width="4.961cm"/>
      <style:paragraph-properties style:writing-mode="lr-tb"/>
    </style:style>
    <style:style style:name="gr6" style:family="graphic" style:parent-style-name="standard">
      <style:graphic-properties svg:stroke-color="#ff8000" draw:fill-color="#ff8000" draw:textarea-horizontal-align="justify" draw:textarea-vertical-align="middle" draw:auto-grow-height="false" fo:min-height="1.02cm" fo:min-width="4.934cm"/>
      <style:paragraph-properties style:writing-mode="lr-tb"/>
    </style:style>
    <style:style style:name="gr7" style:family="graphic" style:parent-style-name="standard">
      <style:graphic-properties svg:stroke-color="#000000" draw:fill-color="#ff8000" draw:textarea-horizontal-align="justify" draw:textarea-vertical-align="middle" draw:auto-grow-height="false" fo:min-height="0.131cm" fo:min-width="0cm"/>
      <style:paragraph-properties style:writing-mode="lr-tb"/>
    </style:style>
    <style:style style:name="gr8" style:family="graphic" style:parent-style-name="standard">
      <style:graphic-properties svg:stroke-color="#ffbf00" draw:fill-color="#ffbf00" draw:textarea-horizontal-align="justify" draw:textarea-vertical-align="middle" draw:auto-grow-height="false" fo:min-height="0.92cm" fo:min-width="8.703cm"/>
      <style:paragraph-properties style:writing-mode="lr-tb"/>
    </style:style>
    <style:style style:name="gr9" style:family="graphic" style:parent-style-name="standard">
      <style:graphic-properties svg:stroke-color="#000000" draw:fill-color="#e8f2a1" draw:opacity="100%" draw:textarea-horizontal-align="justify" draw:textarea-vertical-align="middle" draw:auto-grow-height="false" fo:min-height="3.352cm" fo:min-width="10.803cm"/>
      <style:paragraph-properties style:writing-mode="lr-tb"/>
    </style:style>
    <style:style style:name="gr10" style:family="graphic" style:parent-style-name="standard" style:list-style-name="L1">
      <style:graphic-properties svg:stroke-color="#000000" draw:fill-color="#bbe33d" draw:textarea-horizontal-align="justify" draw:textarea-vertical-align="middle" draw:auto-grow-height="false" fo:min-height="1.121cm" fo:min-width="0.77cm"/>
      <style:paragraph-properties style:writing-mode="lr-tb"/>
    </style:style>
    <style:style style:name="gr11" style:family="graphic" style:parent-style-name="standard" style:list-style-name="L1">
      <style:graphic-properties svg:stroke-color="#000000" draw:fill-color="#bbe33d" draw:textarea-horizontal-align="justify" draw:textarea-vertical-align="middle" draw:auto-grow-height="false" fo:min-height="1.121cm" fo:min-width="0.77cm"/>
      <style:paragraph-properties style:writing-mode="lr-tb"/>
    </style:style>
    <style:style style:name="gr12" style:family="graphic" style:parent-style-name="standard" style:list-style-name="L1">
      <style:graphic-properties draw:fill-color="#bbe33d" draw:textarea-horizontal-align="justify" draw:textarea-vertical-align="middle" draw:auto-grow-height="false" fo:min-height="1.121cm" fo:min-width="0.77cm"/>
      <style:paragraph-properties style:writing-mode="lr-tb"/>
    </style:style>
    <style:style style:name="gr13" style:family="graphic" style:parent-style-name="standard" style:list-style-name="L1">
      <style:graphic-properties draw:fill-color="#bbe33d" draw:textarea-horizontal-align="justify" draw:textarea-vertical-align="middle" draw:auto-grow-height="false" fo:min-height="1.121cm" fo:min-width="0.77cm"/>
      <style:paragraph-properties style:writing-mode="lr-tb"/>
    </style:style>
    <style:style style:name="gr14" style:family="graphic" style:parent-style-name="standard" style:list-style-name="L1">
      <style:graphic-properties draw:fill-color="#bbe33d" draw:textarea-horizontal-align="justify" draw:textarea-vertical-align="middle" draw:auto-grow-height="false" fo:min-height="1.121cm" fo:min-width="0.77cm"/>
      <style:paragraph-properties style:writing-mode="lr-tb"/>
    </style:style>
    <style:style style:name="gr15" style:family="graphic" style:parent-style-name="standard" style:list-style-name="L1">
      <style:graphic-properties svg:stroke-color="#000000" draw:fill-color="#bbe33d" draw:textarea-horizontal-align="justify" draw:textarea-vertical-align="middle" draw:auto-grow-height="false" fo:min-height="1.121cm" fo:min-width="0.77cm"/>
      <style:paragraph-properties style:writing-mode="lr-tb"/>
    </style:style>
    <style:style style:name="gr16" style:family="graphic" style:parent-style-name="standard">
      <style:graphic-properties svg:stroke-color="#e8f2a1" draw:fill-color="#e8f2a1" draw:textarea-horizontal-align="justify" draw:textarea-vertical-align="middle" draw:auto-grow-height="false" fo:min-height="1.121cm" fo:min-width="0.77cm"/>
      <style:paragraph-properties style:writing-mode="lr-tb"/>
    </style:style>
    <style:style style:name="gr17" style:family="graphic" style:parent-style-name="standard">
      <style:graphic-properties svg:stroke-color="#000000" draw:fill-color="#bbe33d" draw:textarea-horizontal-align="justify" draw:textarea-vertical-align="middle" draw:auto-grow-height="false" fo:min-height="0.131cm" fo:min-width="0cm"/>
      <style:paragraph-properties style:writing-mode="lr-tb"/>
    </style:style>
    <style:style style:name="gr18" style:family="graphic" style:parent-style-name="standard">
      <style:graphic-properties draw:fill-color="#bbe33d" draw:textarea-horizontal-align="justify" draw:textarea-vertical-align="middle" draw:auto-grow-height="false" fo:min-height="0.131cm" fo:min-width="0cm"/>
      <style:paragraph-properties style:writing-mode="lr-tb"/>
    </style:style>
    <style:style style:name="gr19" style:family="graphic" style:parent-style-name="standard">
      <style:graphic-properties svg:stroke-color="#000000" draw:fill-color="#bbe33d" draw:textarea-horizontal-align="justify" draw:textarea-vertical-align="middle" draw:auto-grow-height="false" fo:min-height="0.131cm" fo:min-width="0.351cm"/>
      <style:paragraph-properties style:writing-mode="lr-tb"/>
    </style:style>
    <style:style style:name="gr20" style:family="graphic" style:parent-style-name="standard">
      <style:graphic-properties svg:stroke-color="#000000" draw:fill-color="#bbe33d" draw:textarea-horizontal-align="justify" draw:textarea-vertical-align="middle" draw:auto-grow-height="false" fo:min-height="0.131cm" fo:min-width="0.364cm"/>
      <style:paragraph-properties style:writing-mode="lr-tb"/>
    </style:style>
    <style:style style:name="gr21" style:family="graphic" style:parent-style-name="standard">
      <style:graphic-properties svg:stroke-color="#e8f2a1" draw:fill-color="#e8f2a1" draw:textarea-horizontal-align="justify" draw:textarea-vertical-align="middle" draw:auto-grow-height="false" fo:min-height="0.218cm" fo:min-width="0.046cm"/>
      <style:paragraph-properties style:writing-mode="lr-tb"/>
    </style:style>
    <style:style style:name="gr22" style:family="graphic" style:parent-style-name="standard">
      <style:graphic-properties svg:stroke-color="#e8f2a1" draw:fill-color="#e8f2a1" draw:textarea-horizontal-align="justify" draw:textarea-vertical-align="middle" draw:auto-grow-height="false" fo:min-height="1.12cm" fo:min-width="8.771cm"/>
      <style:paragraph-properties style:writing-mode="lr-tb"/>
    </style:style>
    <style:style style:name="gr23" style:family="graphic" style:parent-style-name="standard">
      <style:graphic-properties svg:stroke-color="#000000" draw:fill-color="#ffbf00" draw:textarea-horizontal-align="justify" draw:textarea-vertical-align="middle" draw:auto-grow-height="false" fo:min-height="1.147cm" fo:min-width="4.816cm"/>
      <style:paragraph-properties style:writing-mode="lr-tb"/>
    </style:style>
    <style:style style:name="gr24" style:family="graphic" style:parent-style-name="standard">
      <style:graphic-properties svg:stroke-color="#000000" draw:fill-color="#d4ea6b" draw:textarea-horizontal-align="justify" draw:textarea-vertical-align="middle" draw:auto-grow-height="false" fo:min-height="1.147cm" fo:min-width="3.833cm"/>
      <style:paragraph-properties style:writing-mode="lr-tb"/>
    </style:style>
    <style:style style:name="gr25" style:family="graphic" style:parent-style-name="standard">
      <style:graphic-properties svg:stroke-color="#b4c7dc" draw:fill-color="#b4c7dc" draw:textarea-horizontal-align="justify" draw:textarea-vertical-align="middle" draw:auto-grow-height="false" fo:min-height="0.92cm" fo:min-width="8.703cm"/>
      <style:paragraph-properties style:writing-mode="lr-tb"/>
    </style:style>
    <style:style style:name="gr26" style:family="graphic" style:parent-style-name="objectwithoutfill">
      <style:graphic-properties svg:stroke-width="0.018cm" svg:stroke-color="#000000" draw:marker-start-width="0.228cm" draw:marker-end="Arrow" draw:marker-end-width="0.328cm" draw:fill="solid" draw:textarea-vertical-align="middle" fo:padding-top="0.135cm" fo:padding-bottom="0.135cm" fo:padding-left="0.26cm" fo:padding-right="0.26cm"/>
    </style:style>
    <style:style style:name="gr27" style:family="graphic" style:parent-style-name="Arrow_20_Line" style:list-style-name="L1">
      <style:graphic-properties draw:textarea-vertical-align="middle" draw:line-distance="0.943cm"/>
      <style:paragraph-properties style:writing-mode="lr-tb"/>
    </style:style>
    <style:style style:name="gr28" style:family="graphic" style:parent-style-name="Arrow_20_Line" style:list-style-name="L1">
      <style:graphic-properties draw:textarea-vertical-align="middle" draw:line-distance="0.943cm"/>
      <style:paragraph-properties style:writing-mode="lr-tb"/>
    </style:style>
    <style:style style:name="gr29" style:family="graphic" style:parent-style-name="Arrow_20_Line" style:list-style-name="L1">
      <style:graphic-properties draw:textarea-vertical-align="middle" draw:line-distance="0.943cm"/>
      <style:paragraph-properties style:writing-mode="lr-tb"/>
    </style:style>
    <style:style style:name="gr30" style:family="graphic" style:parent-style-name="Arrow_20_Line" style:list-style-name="L1">
      <style:graphic-properties draw:textarea-vertical-align="middle" draw:line-distance="0.943cm"/>
      <style:paragraph-properties style:writing-mode="lr-tb"/>
    </style:style>
    <style:style style:name="P1" style:family="paragraph">
      <loext:graphic-properties draw:fill-color="#b4c7dc"/>
      <style:paragraph-properties fo:text-align="center" style:writing-mode="lr-tb"/>
      <style:text-properties fo:font-size="24pt" style:font-size-asian="24pt" style:font-size-complex="24pt"/>
    </style:style>
    <style:style style:name="P2" style:family="paragraph">
      <loext:graphic-properties draw:fill-color="#ffbf00" draw:opacity="100%"/>
      <style:paragraph-properties fo:text-align="center" style:writing-mode="lr-tb"/>
      <style:text-properties fo:font-size="20pt" style:font-size-asian="20pt" style:font-size-complex="20pt"/>
    </style:style>
    <style:style style:name="P3" style:family="paragraph">
      <loext:graphic-properties draw:fill-color="#ff8000"/>
      <style:paragraph-properties fo:text-align="center" style:writing-mode="lr-tb"/>
      <style:text-properties fo:font-size="16pt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ff8000"/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loext:graphic-properties draw:fill-color="#ff8000"/>
      <style:paragraph-properties fo:margin-left="0cm" fo:margin-right="0cm" fo:margin-top="0cm" fo:margin-bottom="0cm" fo:line-height="100%" fo:text-align="center" fo:text-indent="0cm" style:writing-mode="lr-tb"/>
    </style:style>
    <style:style style:name="P8" style:family="paragraph">
      <style:paragraph-properties fo:text-align="center" style:writing-mode="lr-tb"/>
      <style:text-properties fo:font-size="16pt"/>
    </style:style>
    <style:style style:name="P9" style:family="paragraph">
      <style:paragraph-properties fo:text-align="center" style:writing-mode="lr-tb"/>
      <style:text-properties fo:font-size="16pt" style:font-size-asian="16pt" style:font-size-complex="16pt"/>
    </style:style>
    <style:style style:name="P10" style:family="paragraph">
      <loext:graphic-properties draw:fill-color="#ff8000"/>
      <style:paragraph-properties fo:text-align="center" style:writing-mode="lr-tb"/>
      <style:text-properties fo:font-size="16pt" style:font-size-asian="16pt" style:font-size-complex="16pt"/>
    </style:style>
    <style:style style:name="P11" style:family="paragraph">
      <style:paragraph-properties fo:text-align="center" style:writing-mode="lr-tb"/>
      <style:text-properties fo:font-size="8pt" style:font-size-asian="8pt" style:font-size-complex="8pt"/>
    </style:style>
    <style:style style:name="P12" style:family="paragraph">
      <loext:graphic-properties draw:fill-color="#ff8000"/>
      <style:paragraph-properties fo:text-align="center" style:writing-mode="lr-tb"/>
      <style:text-properties fo:font-size="8pt" style:font-size-asian="8pt" style:font-size-complex="8pt"/>
    </style:style>
    <style:style style:name="P13" style:family="paragraph">
      <style:paragraph-properties fo:text-align="center" style:writing-mode="lr-tb"/>
      <style:text-properties fo:font-size="8pt"/>
    </style:style>
    <style:style style:name="P14" style:family="paragraph">
      <loext:graphic-properties draw:fill-color="#ff8000"/>
      <style:paragraph-properties fo:text-align="center" style:writing-mode="lr-tb"/>
      <style:text-properties fo:font-size="8pt"/>
    </style:style>
    <style:style style:name="P15" style:family="paragraph">
      <style:paragraph-properties fo:text-align="center" style:writing-mode="lr-tb"/>
      <style:text-properties fo:font-size="24pt" style:font-size-asian="24pt" style:font-size-complex="24pt"/>
    </style:style>
    <style:style style:name="P16" style:family="paragraph">
      <loext:graphic-properties draw:fill-color="#ffbf00"/>
      <style:paragraph-properties fo:text-align="center" style:writing-mode="lr-tb"/>
      <style:text-properties fo:font-size="24pt" style:font-size-asian="24pt" style:font-size-complex="24pt"/>
    </style:style>
    <style:style style:name="P17" style:family="paragraph">
      <loext:graphic-properties draw:fill-color="#e8f2a1" draw:opacity="100%"/>
      <style:paragraph-properties fo:text-align="center" style:writing-mode="lr-tb"/>
    </style:style>
    <style:style style:name="P18" style:family="paragraph">
      <loext:graphic-properties draw:fill-color="#bbe33d"/>
      <style:paragraph-properties fo:margin-left="0cm" fo:margin-right="0cm" fo:margin-top="0cm" fo:margin-bottom="0cm" fo:line-height="100%" fo:text-align="center" fo:text-indent="0cm" style:writing-mode="lr-tb"/>
    </style:style>
    <style:style style:name="P19" style:family="paragraph">
      <loext:graphic-properties draw:fill-color="#e8f2a1"/>
      <style:paragraph-properties fo:text-align="center" style:writing-mode="lr-tb"/>
    </style:style>
    <style:style style:name="P20" style:family="paragraph">
      <style:paragraph-properties fo:text-align="center" style:writing-mode="lr-tb"/>
      <style:text-properties fo:font-size="8pt" style:font-size-asian="10pt" style:font-size-complex="10pt"/>
    </style:style>
    <style:style style:name="P21" style:family="paragraph">
      <loext:graphic-properties draw:fill-color="#bbe33d"/>
      <style:paragraph-properties fo:text-align="center" style:writing-mode="lr-tb"/>
      <style:text-properties fo:font-size="8pt" style:font-size-asian="10pt" style:font-size-complex="10pt"/>
    </style:style>
    <style:style style:name="P22" style:family="paragraph">
      <loext:graphic-properties draw:fill-color="#bbe33d"/>
      <style:paragraph-properties fo:text-align="center" style:writing-mode="lr-tb"/>
      <style:text-properties fo:font-size="8pt"/>
    </style:style>
    <style:style style:name="P23" style:family="paragraph">
      <style:paragraph-properties fo:text-align="center" style:writing-mode="lr-tb"/>
      <style:text-properties fo:font-size="18pt" style:font-size-asian="18pt" style:font-size-complex="18pt"/>
    </style:style>
    <style:style style:name="P24" style:family="paragraph">
      <loext:graphic-properties draw:fill-color="#e8f2a1"/>
      <style:paragraph-properties fo:text-align="center" style:writing-mode="lr-tb"/>
      <style:text-properties fo:font-size="18pt" style:font-size-asian="18pt" style:font-size-complex="18pt"/>
    </style:style>
    <style:style style:name="P25" style:family="paragraph">
      <loext:graphic-properties draw:fill-color="#e8f2a1"/>
      <style:paragraph-properties fo:text-align="center" style:writing-mode="lr-tb"/>
      <style:text-properties fo:font-size="24pt" style:font-size-asian="24pt" style:font-size-complex="24pt"/>
    </style:style>
    <style:style style:name="P26" style:family="paragraph">
      <loext:graphic-properties draw:fill-color="#ffbf00"/>
      <style:paragraph-properties fo:text-align="center" style:writing-mode="lr-tb"/>
      <style:text-properties fo:font-size="18pt" style:font-size-asian="18pt" style:font-size-complex="18pt"/>
    </style:style>
    <style:style style:name="P27" style:family="paragraph">
      <loext:graphic-properties draw:fill-color="#d4ea6b"/>
      <style:paragraph-properties fo:text-align="center" style:writing-mode="lr-tb"/>
      <style:text-properties fo:font-size="18pt" style:font-size-asian="18pt" style:font-size-complex="18pt"/>
    </style:style>
    <style:style style:name="P28" style:family="paragraph">
      <loext:graphic-properties draw:fill="solid"/>
      <style:paragraph-properties fo:text-align="center"/>
    </style:style>
    <style:style style:name="P2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8pt" style:font-size-asian="10pt" style:font-size-complex="10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049cm" svg:height="3.937cm" svg:x="1.365cm" svg:y="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4.765cm" svg:height="6.068cm" svg:x="2.182cm" svg:y="6.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969cm" svg:height="3.109cm" svg:x="2.552cm" svg:y="8.55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1.27cm" svg:height="1.27cm" svg:x="2.809cm" svg:y="10.106cm">
          <text:p text:style-name="P4">I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4.206cm" svg:y="10.106cm">
          <text:p text:style-name="P4">P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5.603cm" svg:y="10.106cm">
          <text:p text:style-name="P4">A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7cm" svg:y="10.106cm">
          <text:p text:style-name="P4">\0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969cm" svg:height="3.109cm" svg:x="8.601cm" svg:y="8.55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1.27cm" svg:height="1.27cm" svg:x="8.861cm" svg:y="10.094cm">
          <text:p text:style-name="P4">?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.27cm" svg:height="1.27cm" svg:x="10.258cm" svg:y="10.089cm">
          <text:p text:style-name="P6">?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.27cm" svg:height="1.27cm" svg:x="11.655cm" svg:y="10.089cm">
          <text:p text:style-name="P6">?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.27cm" svg:height="1.27cm" svg:x="13.052cm" svg:y="10.089cm">
          <text:p text:style-name="P6">?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969cm" svg:height="3.109cm" svg:x="14.669cm" svg:y="8.55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7" draw:layer="layout" svg:width="1.27cm" svg:height="1.27cm" svg:x="14.932cm" svg:y="10.079cm">
          <text:p text:style-name="P6">?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.27cm" svg:height="1.27cm" svg:x="16.329cm" svg:y="10.079cm">
          <text:p text:style-name="P6">?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.27cm" svg:height="1.27cm" svg:x="17.726cm" svg:y="10.079cm">
          <text:p text:style-name="P6">?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.27cm" svg:height="1.27cm" svg:x="19.123cm" svg:y="10.079cm">
          <text:p text:style-name="P6">?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969cm" svg:height="3.109cm" svg:x="20.718cm" svg:y="8.55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7" draw:layer="layout" svg:width="1.27cm" svg:height="1.27cm" svg:x="20.961cm" svg:y="10.077cm">
          <text:p text:style-name="P6">?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461cm" svg:height="1.27cm" svg:x="8.835cm" svg:y="8.651cm">
          <text:p text:style-name="P8"><text:span text:style-name="T1">BODY LENGT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3" draw:layer="layout" svg:width="5.434cm" svg:height="1.27cm" svg:x="14.716cm" svg:y="8.652cm">
          <text:p text:style-name="P8"><text:span text:style-name="T1">BODY CHECKSU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0" draw:layer="layout" svg:width="5.461cm" svg:height="1.27cm" svg:x="20.932cm" svg:y="8.647cm">
          <text:p text:style-name="P9"><text:span text:style-name="T2">COMPRESSOR_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2" draw:layer="layout" svg:width="0.381cm" svg:height="0.381cm" svg:x="2.811cm" svg:y="10.995cm">
          <text:p text:style-name="P11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381cm" svg:height="0.381cm" svg:x="4.203cm" svg:y="11cm">
          <text:p text:style-name="P11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381cm" svg:height="0.381cm" svg:x="5.605cm" svg:y="10.995cm">
          <text:p text:style-name="P1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381cm" svg:height="0.381cm" svg:x="7.002cm" svg:y="10.997cm">
          <text:p text:style-name="P11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0.381cm" svg:height="0.381cm" svg:x="8.859cm" svg:y="10.983cm">
          <text:p text:style-name="P13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0.381cm" svg:height="0.381cm" svg:x="10.261cm" svg:y="10.983cm">
          <text:p text:style-name="P13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0.381cm" svg:height="0.381cm" svg:x="11.656cm" svg:y="10.979cm">
          <text:p text:style-name="P13"><text:span text:style-name="T4">6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0.381cm" svg:height="0.381cm" svg:x="13.053cm" svg:y="10.984cm">
          <text:p text:style-name="P13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0.381cm" svg:height="0.381cm" svg:x="14.933cm" svg:y="10.969cm">
          <text:p text:style-name="P13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0.381cm" svg:height="0.381cm" svg:x="16.33cm" svg:y="10.974cm">
          <text:p text:style-name="P13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0.381cm" svg:height="0.381cm" svg:x="17.727cm" svg:y="10.974cm">
          <text:p text:style-name="P13"><text:span text:style-name="T4">10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0.381cm" svg:height="0.381cm" svg:x="19.124cm" svg:y="10.974cm">
          <text:p text:style-name="P13"><text:span text:style-name="T4">11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0.381cm" svg:height="0.381cm" svg:x="20.962cm" svg:y="10.967cm">
          <text:p text:style-name="P13"><text:span text:style-name="T4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6" draw:layer="layout" svg:width="9.203cm" svg:height="1.17cm" svg:x="9.375cm" svg:y="6.997cm">
          <text:p text:style-name="P15"><text:span text:style-name="T5">TELEGRAM HEADER</text:span></text:p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11.303cm" svg:height="3.602cm" svg:x="14.453cm" svg:y="1.6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8" draw:layer="layout" svg:width="1.27cm" svg:height="1.371cm" svg:x="15.101cm" svg:y="3.315cm">
          <text:p text:style-name="P6">?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8" draw:layer="layout" svg:width="1.27cm" svg:height="1.371cm" svg:x="16.498cm" svg:y="3.315cm">
          <text:p text:style-name="P6">?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8" draw:layer="layout" svg:width="1.27cm" svg:height="1.371cm" svg:x="17.895cm" svg:y="3.315cm">
          <text:p text:style-name="P6">?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8" draw:layer="layout" svg:width="1.27cm" svg:height="1.371cm" svg:x="20.689cm" svg:y="3.315cm">
          <text:p text:style-name="P6">?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8" draw:layer="layout" svg:width="1.27cm" svg:height="1.371cm" svg:x="22.086cm" svg:y="3.315cm">
          <text:p text:style-name="P6">?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8" draw:layer="layout" svg:width="1.27cm" svg:height="1.371cm" svg:x="23.483cm" svg:y="3.315cm">
          <text:p text:style-name="P6">?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9" draw:layer="layout" svg:width="1.27cm" svg:height="1.371cm" svg:x="19.292cm" svg:y="3.315cm">
          <text:p text:style-name="P4">…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1" draw:layer="layout" svg:width="0.381cm" svg:height="0.381cm" svg:x="15.1cm" svg:y="4.301cm">
          <text:p text:style-name="P20"><text:span text:style-name="T6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1" draw:layer="layout" svg:width="0.381cm" svg:height="0.381cm" svg:x="16.497cm" svg:y="4.302cm">
          <text:p text:style-name="P20"><text:span text:style-name="T6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1" draw:layer="layout" svg:width="0.381cm" svg:height="0.381cm" svg:x="17.894cm" svg:y="4.302cm">
          <text:p text:style-name="P20"><text:span text:style-name="T6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1" draw:layer="layout" svg:width="0.851cm" svg:height="0.381cm" svg:x="20.69cm" svg:y="4.305cm">
          <text:p text:style-name="P20"><text:span text:style-name="T6">15+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1" draw:layer="layout" svg:width="0.864cm" svg:height="0.381cm" svg:x="22.087cm" svg:y="4.304cm">
          <text:p text:style-name="P20"><text:span text:style-name="T6">16+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2" draw:layer="layout" svg:width="0.864cm" svg:height="0.381cm" svg:x="23.484cm" svg:y="4.304cm">
          <text:p text:style-name="P13"><text:span text:style-name="T4">17+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4" draw:layer="layout" svg:width="0.546cm" svg:height="0.468cm" svg:x="19.636cm" svg:y="3.434cm">
          <text:p text:style-name="P23"><text:span text:style-name="T7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5" draw:layer="layout" svg:width="9.271cm" svg:height="1.37cm" svg:x="15.083cm" svg:y="1.718cm">
          <text:p text:style-name="P15"><text:span text:style-name="T5">TELEGRAM BOD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3" draw:text-style-name="P26" draw:layer="layout" svg:width="5.316cm" svg:height="1.397cm" svg:x="1.948cm" svg:y="3.351cm">
          <text:p text:style-name="P23"><text:span text:style-name="T7">HEADER</text:span></text:p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4.333cm" svg:height="1.397cm" svg:x="7.371cm" svg:y="3.349cm">
          <text:p text:style-name="P23"><text:span text:style-name="T7">BOD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5" draw:text-style-name="P1" draw:layer="layout" svg:width="9.203cm" svg:height="1.17cm" svg:x="2.658cm" svg:y="1.854cm">
          <text:p text:style-name="P15"><text:span text:style-name="T5">TELEGRAM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461cm" svg:height="1.27cm" svg:x="2.935cm" svg:y="8.712cm">
          <text:p text:style-name="P8"><text:span text:style-name="T1">SIGNATU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6" draw:text-style-name="P28" draw:layer="layout" svg:x1="4.81cm" svg:y1="4.937cm" svg:x2="14.589cm" svg:y2="6.461cm">
          <text:p/>
        </draw:line>
        <draw:line draw:style-name="gr26" draw:text-style-name="P28" draw:layer="layout" svg:x1="11.795cm" svg:y1="3.921cm" svg:x2="14.589cm" svg:y2="3.54cm">
          <text:p/>
        </draw:line>
        <draw:measure draw:style-name="gr27" draw:text-style-name="P29" draw:layer="measurelines" svg:x1="8.516cm" svg:y1="11.568cm" svg:x2="2.547cm" svg:y2="11.568cm">
          <text:p text:style-name="P29"><text:span text:style-name="T8"><text:measure text:kind="gap"/></text:span><text:span text:style-name="T8">4 bytes</text:span></text:p>
        </draw:measure>
        <draw:measure draw:style-name="gr28" draw:text-style-name="P29" draw:layer="layout" svg:x1="14.561cm" svg:y1="11.569cm" svg:x2="8.592cm" svg:y2="11.569cm">
          <text:p text:style-name="P29"><text:span text:style-name="T8"><text:measure text:kind="gap"/></text:span><text:span text:style-name="T8">4 bytes</text:span></text:p>
        </draw:measure>
        <draw:measure draw:style-name="gr29" draw:text-style-name="P29" draw:layer="layout" svg:x1="20.619cm" svg:y1="11.569cm" svg:x2="14.65cm" svg:y2="11.569cm">
          <text:p text:style-name="P29"><text:span text:style-name="T8"><text:measure text:kind="gap"/></text:span><text:span text:style-name="T8">4 bytes</text:span></text:p>
        </draw:measure>
        <draw:measure draw:style-name="gr30" draw:text-style-name="P29" draw:layer="layout" svg:x1="26.717cm" svg:y1="11.569cm" svg:x2="20.748cm" svg:y2="11.569cm">
          <text:p text:style-name="P29"><text:span text:style-name="T8"><text:measure text:kind="gap"/></text:span><text:span text:style-name="T8">1 byte</text:span></text:p>
        </draw:measur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06T11:56:42.511840378</meta:creation-date>
    <dc:date>2024-05-06T22:04:57.397458036</dc:date>
    <meta:editing-duration>PT2H25M13S</meta:editing-duration>
    <meta:editing-cycles>29</meta:editing-cycles>
    <meta:generator>LibreOffice/7.3.7.2$Linux_X86_64 LibreOffice_project/30$Build-2</meta:generator>
    <meta:document-statistic meta:object-count="62"/>
  </office:meta>
</office:document-meta>
</file>